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Notifier.removeListener( Object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Notifier.getListeners( Object [ ] liste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Notifier.getListene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Notifier.addListener( Object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Notifier.listener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